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officeooo:paragraph-rsid="0001e3f1"/>
    </style:style>
    <style:style style:name="P4" style:family="paragraph" style:parent-style-name="Standard"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Cantarell" fo:font-size="13pt" fo:font-weight="normal" officeooo:paragraph-rsid="0001e3f1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Cantarell" fo:font-size="13pt" fo:font-weight="normal" officeooo:paragraph-rsid="0003d9a7" style:font-size-asian="13pt" style:font-weight-asian="normal" style:font-size-complex="13pt" style:font-weight-complex="normal"/>
    </style:style>
    <style:style style:name="P7" style:family="paragraph" style:parent-style-name="Text_20_body"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>
      <style:text-properties style:font-name="Cantarell" fo:font-size="13pt" fo:font-weight="normal" officeooo:paragraph-rsid="0001e3f1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T1" style:family="text">
      <style:text-properties officeooo:rsid="0001e3f1"/>
    </style:style>
    <style:style style:name="T2" style:family="text">
      <style:text-properties officeooo:rsid="0003d9a7"/>
    </style:style>
    <style:style style:name="T3" style:family="text">
      <style:text-properties style:font-name="Cantarell"/>
    </style:style>
    <style:style style:name="T4" style:family="text">
      <style:text-properties style:font-name="Cantarell" officeooo:rsid="0001e3f1"/>
    </style:style>
    <style:style style:name="T5" style:family="text">
      <style:text-properties style:font-name="Cantarell" fo:font-size="12pt" style:font-size-asian="12pt" style:font-size-complex="12pt"/>
    </style:style>
    <style:style style:name="T6" style:family="text">
      <style:text-properties style:font-name="Cantarell" fo:font-size="12pt" officeooo:rsid="0001e3f1" style:font-size-asian="12pt" style:font-size-complex="12pt"/>
    </style:style>
    <style:style style:name="T7" style:family="text">
      <style:text-properties style:font-name="Cantarel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Cantarell" fo:font-size="12pt" fo:font-weight="bold" officeooo:rsid="0001e3f1" style:font-size-asian="12pt" style:font-weight-asian="bold" style:font-size-complex="12pt" style:font-weight-complex="bold"/>
    </style:style>
    <style:style style:name="T9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antarell" fo:font-size="12pt" fo:font-weight="normal" officeooo:rsid="0001e3f1" style:font-size-asian="12pt" style:font-weight-asian="normal" style:font-size-complex="12pt" style:font-weight-complex="normal"/>
    </style:style>
    <style:style style:name="T11" style:family="text">
      <style:text-properties style:font-name="Cantarell" fo:font-weight="normal" style:font-weight-asian="normal" style:font-weight-complex="normal"/>
    </style:style>
    <style:style style:name="T12" style:family="text">
      <style:text-properties style:font-name="Cantarell" fo:font-weight="normal" officeooo:rsid="0001e3f1" style:font-weight-asian="normal" style:font-weight-complex="normal"/>
    </style:style>
    <style:style style:name="T13" style:family="text"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Cantarell" fo:font-size="13pt" fo:font-weight="normal" officeooo:rsid="0001e3f1" style:font-size-asian="13pt" style:font-weight-asian="normal" style:font-size-complex="13pt" style:font-weight-complex="normal"/>
    </style:style>
    <style:style style:name="T15" style:family="text">
      <style:text-properties style:font-name="Cantarell" fo:font-size="13pt" style:font-size-asian="13pt" style:font-size-complex="13pt"/>
    </style:style>
    <style:style style:name="T16" style:family="text">
      <style:text-properties style:font-name="Cantarell" fo:font-size="13pt" officeooo:rsid="0001e3f1" style:font-size-asian="13pt" style:font-size-complex="13pt"/>
    </style:style>
    <style:style style:name="T17" style:family="text">
      <style:text-properties style:font-name="Cantarell" fo:font-size="13pt" fo:font-weight="bold" style:font-size-asian="13pt" style:font-weight-asian="bold" style:font-size-complex="13pt" style:font-weight-complex="bold"/>
    </style:style>
    <style:style style:name="T18" style:family="text">
      <style:text-properties style:font-name="Cantarell" fo:font-size="13pt" fo:font-weight="bold" officeooo:rsid="0001e3f1" style:font-size-asian="13pt" style:font-weight-asian="bold" style:font-size-complex="13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1e3f1" style:font-size-asian="12pt" style:font-weight-asian="normal" style:font-size-complex="12pt" style:font-weight-complex="normal"/>
    </style:style>
    <style:style style:name="T21" style:family="text">
      <style:text-properties fo:font-weight="bold" officeooo:rsid="0001e3f1" style:font-weight-asian="bold" style:font-weight-complex="bold"/>
    </style:style>
    <style:style style:name="T22" style:family="text">
      <style:text-properties fo:font-weight="bold" officeooo:rsid="0003d9a7" style:font-weight-asian="bold" style:font-weight-complex="bold"/>
    </style:style>
    <style:style style:name="T23" style:family="text">
      <style:text-properties fo:font-weight="bold" officeooo:rsid="0003eac4" style:font-weight-asian="bold" style:font-weight-complex="bold"/>
    </style:style>
    <style:style style:name="T24" style:family="text">
      <style:text-properties fo:font-style="italic"/>
    </style:style>
    <style:style style:name="T25" style:family="text">
      <style:text-properties officeooo:rsid="0003eac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Лекционная часть</text:span></text:p>
      <text:p text:style-name="Standard"><text:span text:style-name="T14">1. </text:span><text:a xlink:type="simple" xlink:href="https://otus.ru/journal/pascal-i-odnomernye-massivy/" text:style-name="Internet_20_link" text:visited-style-name="Visited_20_Internet_20_Link"><text:span text:style-name="T13">https://otus.ru/journal/pascal-i-odnomernye-massivy/</text:span></text:a></text:p>
      <text:p text:style-name="Standard"><text:span text:style-name="T14">2. </text:span><text:a xlink:type="simple" xlink:href="https://pascalabcnet.github.io/school_arrays.html" text:style-name="Internet_20_link" text:visited-style-name="Visited_20_Internet_20_Link"><text:span text:style-name="T13">https://pascalabcnet.github.io/school_arrays.html</text:span></text:a></text:p>
      <text:p text:style-name="Standard"><text:span text:style-name="T14">3. </text:span><text:a xlink:type="simple" xlink:href="https://pascalabc.net/wiki/index.php/Стандартные_задачи_на_одномерные_массивы#№1._Вывод_массива" text:style-name="Internet_20_link" text:visited-style-name="Visited_20_Internet_20_Link"><text:span text:style-name="T13">https://pascalabc.net/wiki/index.php/%D0%A1%D1%82%D0%B0%D0%BD%D0%B4%D0%B0%D1%80%D1%82%D0%BD%D1%8B%D0%B5_%D0%B7%D0%B0%D0%B4%D0%B0%D1%87%D0%B8_%D0%BD%D0%B0_%D0%BE%D0%B4%D0%BD%D0%BE%D0%BC%D0%B5%D1%80%D0%BD%D1%8B%D0%B5_%D0%BC%D0%B0%D1%81%D1%81%D0%B8%D0%B2%D1%8B#%E2%84%961._%D0%92%D1%8B%D0%B2%D0%BE%D0%B4_%D0%BC%D0%B0%D1%81%D1%81%D0%B8%D0%B2%D0%B0</text:span></text:a></text:p>
      <text:p text:style-name="P4"/>
      <text:p text:style-name="P4"><text:s/><text:span text:style-name="T21">Практические задания</text:span></text:p>
      <text:p text:style-name="P5"><text:span text:style-name="T22">Задача 1. </text:span>Сформировать одномерный массив из N элементов, где элементы массива- целые случайные числа в пределах от 1 до 45. Напечатать элементы массива в прямом и обратном порядке</text:p>
      <text:p text:style-name="P5"/>
      <text:p text:style-name="P5"><text:span text:style-name="T22">Задача 2. </text:span>Найти максимальный (минимальный) элемента массива, а также его порядковый номер.</text:p>
      <text:p text:style-name="P5"/>
      <text:p text:style-name="P5"><text:span text:style-name="T21">Задача </text:span><text:span text:style-name="T22">3.</text:span><text:span text:style-name="T21"> </text:span>Найти произведение элементов одномерного массива, состоящего из n элементов. Элементы вводятся с клавиатуры.</text:p>
      <text:p text:style-name="P6"/>
      <text:p text:style-name="P6"><text:span text:style-name="T21">Задача </text:span><text:span text:style-name="T22">4</text:span><text:span text:style-name="T21">.</text:span><text:span text:style-name="T1"> </text:span>Дан одномерный массив из 50 элементов. Массив заполнен случайными числами от -100 до 100. <text:s/>Вывести на экран все положительные элементы массива</text:p>
      <text:p text:style-name="P6"/>
      <text:p text:style-name="P6"><text:span text:style-name="T22">Задача 5. </text:span>Напишите программу на языке Паскаль для решения следующей задачи:Дан массив вещественных чисел из 10 элементов. Поменять в нем первый элемент массива с последним. Пример:Входные данные:2,3,-4,5,-6,2,-5,7,-9,-3. Выходные данные:-3,3,-4,5,-6,2,-5,7,-9,2</text:p>
      <text:p text:style-name="P8"/>
      <text:p text:style-name="P8"><text:span text:style-name="T22">Задача 6. </text:span>Напишите программу, которая заполняет массив первыми <text:span text:style-name="T24">N </text:span>натуральными числами и выводит его. Входная строка содержит размер массива <text:span text:style-name="T24">N </text:span>. Гарантируется, что 0 &lt; <text:span text:style-name="T24">N </text:span>≤ 10000 . </text:p>
      <text:p text:style-name="P7">Программа должна вывести содержимое массива: <text:span text:style-name="T24">N </text:span>последовательных натуральных чисел от 1 до <text:span text:style-name="T24">N </text:span>. </text:p>
      <text:section text:style-name="Sect1" text:name="yui_3_17_2_1_1714962364659_23">
        <text:section text:style-name="Sect1" text:name="yui_3_17_2_1_1714962364659_22">
          <text:p text:style-name="P9">Примеры</text:p>
          <text:section text:style-name="Sect1" text:name="yui_3_17_2_1_1714962364659_21">
            <text:p text:style-name="P7">Входные данные</text:p>
            <text:p text:style-name="P2">5</text:p>
            <text:section text:style-name="Sect1" text:name="yui_3_17_2_1_1714962364659_20">
              <text:p text:style-name="P7"><text:soft-page-break/>Выходные данные</text:p>
              <text:p text:style-name="P2"><text:bookmark text:name="yui_3_17_2_1_1714962364659_19"/>1 2 3 4 5</text:p>
            </text:section>
          </text:section>
        </text:section>
      </text:section>
      <text:p text:style-name="P8"><text:span text:style-name="T22">Задача 7. </text:span>Напишите программу, которая находит в массиве количество элементов, равных заданному значению <text:span text:style-name="T24">X </text:span>. Первая строка содержит размер массива <text:span text:style-name="T24">N </text:span>. Во второй строке через пробел задаются <text:span text:style-name="T24">N </text:span>чисел – элементы массива. В третьей строке записано число <text:span text:style-name="T24">X </text:span>. Гарантируется, что 0 &lt; <text:span text:style-name="T24">N </text:span>≤ 10000 . <text:s/>Программа должна вывести одно числа – количество элементов массива, равных <text:span text:style-name="T24">X </text:span>. </text:p>
      <text:p text:style-name="P9">Примеры</text:p>
      <text:p text:style-name="P7">Входные данные</text:p>
      <text:p text:style-name="P1">6</text:p>
      <text:p text:style-name="P1">1 2 3 2 3 3</text:p>
      <text:p text:style-name="P2">2</text:p>
      <text:p text:style-name="P7">Выходные данные</text:p>
      <text:p text:style-name="P2">2</text:p>
      <text:p text:style-name="P2"><text:span text:style-name="T23">Задача 8. </text:span>Напишите программу, которая в последовательности натуральных чисел находит номер второго элемента кратного 19 Количество чисел 100 </text:p>
      <text:p text:style-name="P5"><text:span text:style-name="T23">Задача 9. </text:span>Дан линейный массив из N целых чисел. Написать программу вычисления суммы этих элементов. Используйте для заполнения массива случайные числа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6T10:52:22.045803697</meta:creation-date>
    <dc:date>2024-05-06T11:33:06.797167619</dc:date>
    <meta:editing-duration>PT4M12S</meta:editing-duration>
    <meta:editing-cycles>1</meta:editing-cycles>
    <meta:document-statistic meta:table-count="0" meta:image-count="0" meta:object-count="0" meta:page-count="2" meta:paragraph-count="27" meta:word-count="282" meta:character-count="2319" meta:non-whitespace-character-count="2055"/>
    <meta:generator>LibreOffice/6.4.7.2$Linux_X86_64 LibreOffice_project/40$Build-2</meta:generator>
  </office:meta>
</office:document-meta>
</file>